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paragraph-rsid="000b5c74" style:font-size-asian="11pt" style:font-weight-asian="bold" style:font-size-complex="11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size="11pt" fo:font-weight="bold" officeooo:rsid="000b5c74" officeooo:paragraph-rsid="000b5c74" style:font-size-asian="11pt" style:font-weight-asian="bold" style:font-size-complex="11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b5c74" officeooo:paragraph-rsid="000b5c74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b5c74" officeooo:paragraph-rsid="000f9fac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b79bc" officeooo:paragraph-rsid="000b79bc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b79bc" officeooo:paragraph-rsid="000ce829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b79bc" officeooo:paragraph-rsid="000e1d9f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normal" officeooo:rsid="000b79bc" officeooo:paragraph-rsid="0014b7a9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bold" officeooo:rsid="000b5c74" officeooo:paragraph-rsid="000b5c74" style:font-size-asian="11pt" style:font-weight-asian="bold" style:font-size-complex="11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none" fo:font-weight="bold" officeooo:rsid="000b79bc" officeooo:paragraph-rsid="000b79bc" style:font-size-asian="11pt" style:font-weight-asian="bold" style:font-size-complex="11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background-color="#ffff00" loext:char-shading-value="0"/>
    </style:style>
    <style:style style:name="T3" style:family="text">
      <style:text-properties style:font-name="serif" fo:font-weight="bold" style:font-weight-asian="bold" style:font-weight-complex="bold"/>
    </style:style>
    <style:style style:name="T4" style:family="text">
      <style:text-properties style:font-name="serif" style:text-underline-style="solid" style:text-underline-width="auto" style:text-underline-color="font-color"/>
    </style:style>
    <style:style style:name="T5" style:family="text">
      <style:text-properties style:font-name="serif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serif" style:text-underline-style="solid" style:text-underline-width="auto" style:text-underline-color="font-color" officeooo:rsid="0012be4b"/>
    </style:style>
    <style:style style:name="T7" style:family="text">
      <style:text-properties style:font-name="serif" officeooo:rsid="000b79bc"/>
    </style:style>
    <style:style style:name="T8" style:family="text">
      <style:text-properties style:font-name="serif" officeooo:rsid="000f9fac"/>
    </style:style>
    <style:style style:name="T9" style:family="text">
      <style:text-properties style:font-name="serif" officeooo:rsid="00119194"/>
    </style:style>
    <style:style style:name="T10" style:family="text">
      <style:text-properties style:font-name="serif" officeooo:rsid="0012be4b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remos almacenar información de la gestión de contratación de guaguas para ir a determinados </text:span></text:p>
      <text:p text:style-name="P1"><text:span text:style-name="T1">eventos.Tendremos los datos de varias compañías de guaguas el codigo, nombre, nombre del contacto, teléfono del contacto. De los eventos tenemos el codigo,nombre del evento, direccion donde se desarrolla y la población. Almacenaremos los contratos que hacemos con las compañías de guaguas, en ellos tendremos que saber con que compañía es el contrato y a que evento iremos y cuantas plazas tiene la guagua que contratamos, cuantas plazas hemos asignado y a cuanto estamos cobrando el transporte a cada persona, cuanto nos cobra la compañía de guaguas, la hora de salida y de llegada del transporte.También tengo el listado de las personas que van a los eventos, su codigo y nombre. </text:span><text:span text:style-name="T2">Una persona podrá ir a varios eventos y a el mismo evento irán varias personas.</text:span></text:p>
      <text:p text:style-name="P1"><text:span text:style-name="T1"/></text:p>
      <text:p text:style-name="P2"><text:span text:style-name="T1">1FN</text:span></text:p>
      <text:p text:style-name="P4"><text:span text:style-name="T5">codEvento</text:span><text:span text:style-name="T1">, </text:span><text:span text:style-name="T5">codPersona</text:span><text:span text:style-name="T1">, codCompania, nombreCompania, nombreContacto, tlfContacto, nombreEvento, direccionEvento, </text:span><text:span text:style-name="T7">codPoblacion, nombrePoblacion, </text:span><text:span text:style-name="T8">contrato,</text:span><text:span text:style-name="T1"> plazasGuagua, plazasAsignadas, precioGuagua, precioCompania, horaSalida, horaLlegada, nombrePersona</text:span></text:p>
      <text:p text:style-name="P3"><text:span text:style-name="T1"/></text:p>
      <text:p text:style-name="P9"><text:span text:style-name="T1">2FN</text:span></text:p>
      <text:p text:style-name="P5"><text:span text:style-name="T5">codEvento</text:span><text:span text:style-name="T1">, </text:span><text:span text:style-name="T5">codPersona</text:span></text:p>
      <text:p text:style-name="P5"><text:span text:style-name="T1"/></text:p>
      <text:p text:style-name="P7"><text:span text:style-name="T5">codPersona</text:span><text:span text:style-name="T1">, nombrePersona</text:span></text:p>
      <text:p text:style-name="P5"><text:span text:style-name="T5"/></text:p>
      <text:p text:style-name="P5"><text:span text:style-name="T5">codEvento</text:span><text:span text:style-name="T1">, codCompania, nombreCompania, nombreContacto, tlfContacto, nombreEvento, direccionEvento, codPoblacion, nombrePoblacion, </text:span><text:span text:style-name="T9">contrato</text:span><text:span text:style-name="T1">, plazasGuagua, plazasAsignadas, precioGuagua, precioCompania, horaSalida, horaLlegada</text:span></text:p>
      <text:p text:style-name="P5"><text:span text:style-name="T1"/></text:p>
      <text:p text:style-name="P10"><text:span text:style-name="T1">3FN</text:span></text:p>
      <text:p text:style-name="P5"><text:span text:style-name="T5">codEvento</text:span><text:span text:style-name="T1">, </text:span><text:span text:style-name="T5">codPersona</text:span></text:p>
      <text:p text:style-name="P5"><text:span text:style-name="T5"/></text:p>
      <text:p text:style-name="P7"><text:span text:style-name="T5">codPersona</text:span><text:span text:style-name="T1">, nombrePersona</text:span></text:p>
      <text:p text:style-name="P5"><text:span text:style-name="T1"/></text:p>
      <text:p text:style-name="P8"><text:span text:style-name="T5">codEvento</text:span><text:span text:style-name="T1">, codCompania, nombreEvento, direccionEvento, codPoblacion, </text:span><text:span text:style-name="T1">plazasAsignadas, precioGuagua, horaSalida, horaLlegada, plazasGuagua, precioCompania</text:span></text:p>
      <text:p text:style-name="P5"><text:span text:style-name="T1"/></text:p>
      <text:p text:style-name="P6"><text:span text:style-name="T5">codCompania</text:span><text:span text:style-name="T1">, nombreCompania, nombreContacto, tlfContacto</text:span></text:p>
      <text:p text:style-name="P5"><text:span text:style-name="T1"/></text:p>
      <text:p text:style-name="P6"><text:span text:style-name="T5">codPoblacion</text:span><text:span text:style-name="T1">, nombrePoblac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05:56.596000000</meta:creation-date>
    <dc:date>2020-02-03T13:48:02.661000000</dc:date>
    <meta:editing-duration>PT42M1S</meta:editing-duration>
    <meta:editing-cycles>10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4" meta:word-count="202" meta:character-count="1672" meta:non-whitespace-character-count="1483"/>
  </office:meta>
</office:document-meta>
</file>